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11DocumentScannerImpl.versionSupported( String ver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DocumentScannerImpl.isValidNameChar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DocumentScannerImpl.scanAttributeValue( XMLString value , XMLString nonNormalizedValue , String atName , boolean checkEntities , String eleName )</text:p>
          </table:table-cell>
          <table:table-cell office:value-type="float" office:value="58">
            <text:p text:style-name="Table_20_Contents">58</text:p>
          </table:table-cell>
          <table:table-cell office:value-type="float" office:value="51">
            <text:p text:style-name="Table_20_Contents">51</text:p>
          </table:table-cell>
          <table:table-cell office:value-type="float" office:value="204">
            <text:p text:style-name="Table_20_Contents">204</text:p>
          </table:table-cell>
        </table:table-row>
        <table:table-row>
          <table:table-cell office:value-type="string">
            <text:p text:style-name="Table_20_Contents">XML11DocumentScannerImpl.isUnchangedByNormalization( XML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XML11DocumentScannerImpl.isValidNameStartHighSurrogat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DocumentScannerImpl.XML11DocumentScanner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11DocumentScannerImpl.getVersionNotSupported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DocumentScannerImpl.normalizeWhitespace( XMLString value , int from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11DocumentScannerImpl.isInvalid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DocumentScannerImpl.scanContent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XML11DocumentScannerImpl.isInvalidLiteral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DocumentScannerImpl.normalizeWhitespace( XML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ML11DocumentScannerImpl.isValidNameStartChar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DocumentScannerImpl.isValidNCNam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DocumentScannerImpl.scanPubidLiteral( XMLString literal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7">
            <text:p text:style-name="Table_20_Contents">17</text:p>
          </table:table-cell>
          <table:table-cell office:value-type="float" office:value="40">
            <text:p text:style-name="Table_20_Contents">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